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Project Plan:</text:p>
      <text:p text:style-name="Normal"><text:span text:style-name="T2"><text:tab/></text:span><text:span text:style-name="T3">In my project I tried to achieve the basic requirement which is given in module c.</text:span></text:p>
      <text:p text:style-name="P4"/>
      <text:p text:style-name="P5">Figma:</text:p>
      <text:p text:style-name="P6">Create a figma file for reference to build a project.</text:p>
      <text:p text:style-name="P7">Here I created two input field and one button</text:p>
      <text:p text:style-name="P8"/>
      <text:p text:style-name="Normal"><text:span text:style-name="T9">Coding:</text:span></text:p>
      <text:p text:style-name="P10">I used Html,<text:s/>CSS,<text:s/>JavaScript</text:p>
      <text:p text:style-name="P11">Html:</text:p>
      <text:p text:style-name="P12">Here I created a bascic html element like input field and buttons</text:p>
      <text:p text:style-name="P13">JavaScript:</text:p>
      <text:p text:style-name="P14">I get the basic Html elements in JavaScript and used Local storage to store the data which I entered in my input field.<text:s/></text:p>
      <text:p text:style-name="P15">Also I displayed the input data in separate in separate div.</text:p>
      <text:p text:style-name="P16"/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hanasekaran sivakumaran</meta:initial-creator>
    <dc:creator>dhanasekaran sivakumaran</dc:creator>
    <meta:creation-date>2023-01-12T12:15:00Z</meta:creation-date>
    <dc:date>2023-01-12T12:27:00Z</dc:date>
    <meta:template xlink:href="Normal" xlink:type="simple"/>
    <meta:editing-cycles>1</meta:editing-cycles>
    <meta:editing-duration>PT720S</meta:editing-duration>
    <meta:document-statistic meta:page-count="1" meta:paragraph-count="1" meta:word-count="76" meta:character-count="511" meta:row-count="3" meta:non-whitespace-character-count="436"/>
  </office:meta>
</office:document-meta>
</file>